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. Choix de données : X,Y, au moins qu’au voit à quoi ça correspond à quoi</text:p>
      <text:p text:style-name="Normal">. On joue un peu avec pour voir à quoi on s’attaque</text:p>
      <text:p text:style-name="Normal">. Normalisation : X-Xtraitdessus / Ver(X) <text:s/><text:span text:style-name="T2"></text:span>Standardisation</text:p>
      <text:p text:style-name="Normal">. Mettre une image pour montrer les clusters visibles</text:p>
      <text:p text:style-name="Normal">. Réduction de dimension (dimensionnement) PCA ou t-SNE (si PCA fonctionne, prendre PCA, plus propre)<text:s/></text:p>
      <text:p text:style-name="Normal">Montrer le graphique du dimensionnement, et choisir quelle valeur on choisit et démontrer pourquoi</text:p>
      <text:p text:style-name="Normal">. Clustering : Espace complet, restreint ou ultra restreint<text:s/><text:span text:style-name="T3"></text:span><text:s/>Viser par rapport au nombre de valeurs propres</text:p>
      <text:p text:style-name="Normal"/>
      <text:p text:style-name="Normal">Analyse de ce qui a été fait au premier TP, avantage hiérarchiqu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ophe Picard</meta:initial-creator>
    <dc:creator>Christophe Picard</dc:creator>
    <meta:creation-date>2025-11-26T14:38:00Z</meta:creation-date>
    <dc:date>2025-11-26T14:52:00Z</dc:date>
    <meta:template xlink:href="Normal" xlink:type="simple"/>
    <meta:editing-cycles>1</meta:editing-cycles>
    <meta:editing-duration>PT840S</meta:editing-duration>
    <meta:document-statistic meta:page-count="1" meta:paragraph-count="1" meta:word-count="95" meta:character-count="617" meta:row-count="4" meta:non-whitespace-character-count="523"/>
  </office:meta>
</office:document-meta>
</file>